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CreateListener.widgetCreated( Crea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cessingPhaseListener.phaseEnded( ProcessingPha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epeaterListener.repeaterModified( Repeater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ActionListener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ActionListener.JSActionListener( Function func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ValueChangedListener.valueChanged( ValueChang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cessingPhaseListener.JSProcessingPhaseListener( Function func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CreateListener.JSCreateListener( Function func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WidgetListener.callScrip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TreeSelectionListener.selectionChanged( TreeSele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reeSelectionListener.JSTreeSelectionListener( Function func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ValueChangedListener.JSValueChangedListener( Function func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WidgetListener.JavaScriptWidgetListener( Function func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RepeaterListener.JSRepeaterListener( Function func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